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7f1" officeooo:paragraph-rsid="00166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sd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9:04:13.238720131</meta:creation-date>
    <dc:date>2022-05-26T19:04:26.827810354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